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wollmux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f6c00" officeooo:paragraph-rsid="001f6c00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2b7" officeooo:paragraph-rsid="002042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text:display="none"/>
    </style:style>
    <style:style style:name="fr1" style:family="graphic" style:parent-style-name="Frame">
      <style:graphic-properties style:wrap="run-through" style:number-wrapped-paragraphs="no-limit" style:vertical-pos="bottom" style:vertical-rel="page" style:horizontal-pos="from-left" style:horizontal-rel="page-start-margin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WollMuxDaten" text:anchor-type="page" text:anchor-page-number="1" svg:x="0in" svg:width="0.002in" svg:height="0.0161in" draw:z-index="0">
        <draw:text-box>
          <text:p text:style-name="Frame_20_contents"><text:span text:style-name="T1"><office:annotation><dc:creator>WollMuxVersion</dc:creator><dc:date>0000-00-00T00:00:00</dc:date><text:p>Version: 18.0.2-SNAPSHOT</text:p></office:annotation></text:span><office:annotation><dc:creator>OOoVersion</dc:creator><dc:date>0000-00-00T00:00:00</dc:date><text:p>6.2.0.0.alpha0.0.0.alpha0</text:p></office:annotation></text:p>
        </draw:text-box>
      </draw:frame>
      <text:p text:style-name="P1">0123456789</text:p>
      <text:p text:style-name="P1">abcd efgh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C1</text:p>
          </table:table-cell>
          <table:table-cell table:style-name="Table1.B1" office:value-type="string">
            <text:p text:style-name="P2">C2</text:p>
          </table:table-cell>
        </table:table-row>
        <table:table-row>
          <table:table-cell table:style-name="Table1.A2" office:value-type="string">
            <text:p text:style-name="P2">C3</text:p>
          </table:table-cell>
          <table:table-cell table:style-name="Table1.B2" office:value-type="string">
            <text:p text:style-name="P2">C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09:15:45.825000000</meta:creation-date>
    <dc:date>2018-10-01T09:16:20.654000000</dc:date>
    <meta:editing-duration>PT34S</meta:editing-duration>
    <meta:editing-cycles>2</meta:editing-cycles>
    <meta:generator>LibreOfficeDev/6.2.0.0.alpha0$Windows_x86 LibreOffice_project/b2e7956c6ce350eeaa1e4ea79909afd8480ee242</meta:generator>
    <meta:document-statistic meta:table-count="1" meta:image-count="0" meta:object-count="0" meta:page-count="1" meta:paragraph-count="7" meta:word-count="7" meta:character-count="27" meta:non-whitespace-character-count="26"/>
  </office:meta>
</office:document-meta>
</file>